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6000000A34AC12237740ED3B1.jpg" manifest:media-type="image/jpeg"/>
  <manifest:file-entry manifest:full-path="Pictures/1000000000000124000000ACC9FC1446FF011E4D.png" manifest:media-type="image/png"/>
  <manifest:file-entry manifest:full-path="Pictures/10000000000001600000008F89A277F8D03C7204.jpg" manifest:media-type="image/jpeg"/>
  <manifest:file-entry manifest:full-path="Pictures/1000000000000103000000C2ECB103FF9765C5FE.jpg" manifest:media-type="image/jpeg"/>
  <manifest:file-entry manifest:full-path="Pictures/100000000000019A0000007B41B721167C8E04A9.jpg" manifest:media-type="image/jpeg"/>
  <manifest:file-entry manifest:full-path="Pictures/1000000000000108000000BFDAD23E4F74F4C1BE.png" manifest:media-type="image/png"/>
  <manifest:file-entry manifest:full-path="Pictures/10000000000000CB000000F84F24428DA26F2FC4.png" manifest:media-type="image/png"/>
  <manifest:file-entry manifest:full-path="Pictures/1000000000000137000000A2C60BD29BE4038AD4.png" manifest:media-type="image/png"/>
  <manifest:file-entry manifest:full-path="Pictures/1000000000000112000000B84F20FD803A49C2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2.6cm" presentation:class="subtitle" presentation:placeholder="true" presentation:user-transformed="true">
          <draw:text-box/>
        </draw:frame>
        <draw:frame draw:style-name="gr1" draw:text-style-name="P2" draw:layer="layout" svg:width="24.009cm" svg:height="7.2cm" svg:x="2.6cm" svg:y="4.4cm">
          <draw:image xlink:href="Pictures/100000000000019A0000007B41B721167C8E04A9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6.087cm" svg:height="12.049cm" svg:x="6.2cm" svg:y="2.151cm">
          <draw:image xlink:href="Pictures/1000000000000103000000C2ECB103FF9765C5FE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8.553cm" svg:height="13.424cm" svg:x="4.2cm" svg:y="0.776cm">
          <draw:image xlink:href="Pictures/1000000000000108000000BFDAD23E4F74F4C1B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5.946cm" svg:height="13.582cm" svg:x="6cm" svg:y="1.2cm">
          <draw:image xlink:href="Pictures/10000000000000CB000000F84F24428DA26F2FC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1.086cm" svg:height="14.157cm" svg:x="3.114cm" svg:y="0.843cm">
          <draw:image xlink:href="Pictures/1000000000000112000000B84F20FD803A49C2A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2.937cm" svg:height="11.945cm" svg:x="2.663cm" svg:y="1.8cm">
          <draw:image xlink:href="Pictures/1000000000000137000000A2C60BD29BE4038AD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4.002cm" svg:height="9.751cm" svg:x="2.198cm" svg:y="3.685cm">
          <draw:image xlink:href="Pictures/10000000000001600000008F89A277F8D03C7204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0.537cm" svg:height="12.096cm" svg:x="3.8cm" svg:y="1.4cm">
          <draw:image xlink:href="Pictures/1000000000000124000000ACC9FC1446FF011E4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343cm" svg:height="15.177cm" svg:x="0.202cm" svg:y="0.223cm">
          <draw:image xlink:href="Pictures/1000000000000136000000A34AC12237740ED3B1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31T12:18:40.983839269</meta:creation-date>
    <dc:date>2019-08-31T12:27:25.745895359</dc:date>
    <meta:editing-duration>PT8M47S</meta:editing-duration>
    <meta:editing-cycles>2</meta:editing-cycles>
    <meta:generator>LibreOffice/6.0.7.3$Linux_X86_64 LibreOffice_project/00m0$Build-3</meta:generator>
    <meta:document-statistic meta:object-count="66"/>
  </office:meta>
</office:document-meta>
</file>